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" svg:font-family="'Segoe UI Light'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1" svg:font-family="'Segoe UI Light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212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egoe UI Light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24726" loext:opacity="100%" style:text-line-through-style="none" style:text-line-through-type="none" style:text-position="0% 100%" style:font-name="Segoe UI Light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s" fo:country="ES" fo:font-style="normal" style:text-underline-style="none" fo:font-weight="normal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247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0.197cm" svg:height="6.631cm" svg:x="2.328cm" svg:y="5.725cm" presentation:class="title" presentation:user-transformed="true">
          <draw:text-box>
            <text:p text:style-name="P1"><text:span text:style-name="T1">Le damos la bienvenida a PowerPoint</text:span></text:p>
          </draw:text-box>
        </draw:frame>
        <draw:frame draw:name="Subtítulo 2" presentation:style-name="pr2" draw:text-style-name="P4" draw:layer="layout" svg:width="18.626cm" svg:height="3.16cm" svg:x="2.328cm" svg:y="14.196cm" presentation:class="subtitle" presentation:user-transformed="true">
          <draw:text-box>
            <text:p text:style-name="P3"><text:span text:style-name="T2">Diseñe y ofrezca presentaciones atractivas con facilidad y confianza.</text:span></text:p>
          </draw:text-box>
        </draw:frame>
        <presentation:notes draw:style-name="dp2">
          <draw:page-thumbnail draw:name="Marcador de imagen de diapositiva 1" draw:style-name="gr1" draw:layer="layout" svg:width="15.239cm" svg:height="8.572cm" svg:x="1.905cm" svg:y="3.175cm" draw:page-number="1" presentation:class="page"/>
          <draw:frame draw:name="Marcador de nota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" svg:font-family="'Segoe UI Light'"/>
    <style:font-face style:name="+mn-cs1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1" svg:font-family="'Segoe UI Light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1" fo:font-family="'Segoe UI'" fo:font-size="2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Segoe UI1" fo:font-family="'Segoe UI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Segoe UI1" fo:font-family="'Segoe UI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egoe UI1" fo:font-family="'Segoe UI'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d247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24726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Segoe UI Light" fo:font-size="54pt" fo:letter-spacing="normal" fo:language="es" fo:country="E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Segoe UI1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custom-shape draw:name="Rectángulo 6" draw:style-name="Mgr3" draw:text-style-name="MP5" draw:layer="backgroundobjects" svg:width="33.866cm" svg:height="13.51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7" draw:layer="backgroundobjects" svg:width="29.209cm" svg:height="6.631cm" svg:x="2.328cm" svg:y="5.725cm" presentation:class="title" presentation:user-transformed="true">
        <draw:text-box>
          <text:p text:style-name="MP6"><text:span text:style-name="MT1">Haga clic para modificar el estilo de título del patrón</text:span></text:p>
        </draw:text-box>
      </draw:frame>
      <draw:frame draw:name="Marcador de fecha 3" presentation:style-name="Mpr2" draw:text-style-name="MP9" draw:layer="backgroundobjects" svg:width="9.101cm" svg:height="1.013cm" svg:x="2.328cm" svg:y="17.657cm" presentation:class="date-time" presentation:user-transformed="true">
        <draw:text-box>
          <text:p text:style-name="MP8"><text:span text:style-name="MT2"><text:date style:data-style-name="D4" text:date-value="2022-02-11">11/02/2022</text:date></text:span></text:p>
        </draw:text-box>
      </draw:frame>
      <draw:frame draw:name="Marcador de pie de página 4" presentation:style-name="Mpr2" draw:text-style-name="MP9" draw:layer="backgroundobjects" svg:width="8.042cm" svg:height="1.013cm" svg:x="12.912cm" svg:y="17.657cm" presentation:class="footer" presentation:user-transformed="true">
        <draw:text-box>
          <text:p/>
        </draw:text-box>
      </draw:frame>
      <draw:frame draw:name="Marcador de posición de número de diapositiva 5" presentation:style-name="Mpr2" draw:text-style-name="MP9" draw:layer="backgroundobjects" svg:width="9.101cm" svg:height="1.013cm" svg:x="22.437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custom-shape draw:name="Rectángulo 7" draw:style-name="Mgr3" draw:text-style-name="MP5" draw:layer="backgroundobjects" svg:width="33.866cm" svg:height="13.51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Le damos la bienvenida a PowerPoint</dc:title>
    <meta:initial-creator>jorge soler</meta:initial-creator>
    <dc:creator>jorge soler</dc:creator>
    <meta:editing-cycles>2</meta:editing-cycles>
    <meta:creation-date>2022-02-11T17:35:52</meta:creation-date>
    <dc:date>2022-02-11T17:36:52</dc:date>
    <meta:editing-duration>PT1M</meta:editing-duration>
    <meta:generator>LibreOffice/7.1.3.2$Windows_X86_64 LibreOffice_project/47f78053abe362b9384784d31a6e56f8511eb1c1</meta:generator>
    <meta:document-statistic meta:object-count="27"/>
    <meta:user-defined meta:name="AppVersion">15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alizationTags" meta:value-type="string"/>
    <meta:user-defined meta:name="Notes" meta:value-type="float">1</meta:user-defined>
    <meta:user-defined meta:name="PresentationFormat" meta:value-type="string">Panorámica</meta:user-defined>
    <meta:user-defined meta:name="ScenarioTags" meta:value-type="string"/>
    <meta:user-defined meta:name="Slides" meta:value-type="float">1</meta:user-defined>
    <meta:user-defined meta:name="_TemplateID" meta:value-type="string">TC029239449991</meta:user-defined>
    <meta:template xlink:type="simple" xlink:actuate="onRequest" xlink:title="Le damos la bienvenida a PowerPoint" xlink:href=""/>
  </office:meta>
</office:document-meta>
</file>